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5cm" fo:min-width="27.2cm"/>
    </style:style>
    <style:style style:name="gr2" style:family="graphic" style:parent-style-name="standard">
      <style:graphic-properties draw:textarea-horizontal-align="justify" draw:textarea-vertical-align="middle" draw:auto-grow-height="false" fo:min-height="8.55cm" fo:min-width="18.2cm"/>
    </style:style>
    <style:style style:name="gr3" style:family="graphic" style:parent-style-name="standard">
      <style:graphic-properties draw:textarea-horizontal-align="justify" draw:textarea-vertical-align="middle" draw:auto-grow-height="false" fo:min-height="12.75cm" fo:min-width="7.6cm"/>
    </style:style>
    <style:style style:name="gr4" style:family="graphic" style:parent-style-name="standard">
      <style:graphic-properties draw:textarea-horizontal-align="justify" draw:textarea-vertical-align="middle" draw:auto-grow-height="false" fo:min-height="5.25cm" fo:min-width="18.1cm"/>
    </style:style>
    <style:style style:name="gr5" style:family="graphic" style:parent-style-name="standard">
      <style:graphic-properties svg:stroke-color="#808080" draw:fill="solid" draw:fill-color="#999999" draw:textarea-horizontal-align="justify" draw:textarea-vertical-align="middle" draw:auto-grow-height="false" fo:min-height="1.95cm" fo:min-width="5.7cm"/>
    </style:style>
    <style:style style:name="gr6" style:family="graphic" style:parent-style-name="standard">
      <style:graphic-properties draw:textarea-horizontal-align="justify" draw:textarea-vertical-align="middle" draw:auto-grow-height="false" fo:min-height="0.67cm" fo:min-width="0.4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7.7cm" svg:height="1.1cm" svg:x="1cm" svg:y="1cm">
          <text:p text:style-name="P1">Navba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7cm" svg:height="8.8cm" svg:x="1cm" svg:y="3.1cm">
          <text:p text:style-name="P1">vide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1cm" svg:height="13cm" svg:x="20.3cm" svg:y="3.1cm">
          <text:p text:style-name="P1">Video relacionado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8.6cm" svg:height="5.5cm" svg:x="1.2cm" svg:y="12.6cm">
          <text:p text:style-name="P1">Textos y actores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2cm" svg:height="2.2cm" svg:x="21.2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6.2cm" svg:height="2.2cm" svg:x="21.2cm" svg:y="6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6.2cm" svg:height="2.2cm" svg:x="21.2cm" svg:y="1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6.2cm" svg:height="2.2cm" svg:x="21.3cm" svg:y="1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3cm" svg:height="1.3cm" svg:x="2cm" svg:y="16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1" draw:layer="layout" svg:width="1.3cm" svg:height="1.3cm" svg:x="3.9cm" svg:y="16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1" draw:layer="layout" svg:width="1.3cm" svg:height="1.3cm" svg:x="5.8cm" svg:y="16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1" draw:layer="layout" svg:width="1.3cm" svg:height="1.3cm" svg:x="7.8cm" svg:y="16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1" draw:layer="layout" svg:width="1.3cm" svg:height="1.3cm" svg:x="9.6cm" svg:y="16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1" draw:layer="layout" svg:width="1.3cm" svg:height="1.3cm" svg:x="11.5cm" svg:y="16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1" draw:layer="layout" svg:width="1.3cm" svg:height="1.3cm" svg:x="13.4cm" svg:y="16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1" draw:layer="layout" svg:width="1.3cm" svg:height="1.3cm" svg:x="15.4cm" svg:y="16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1T11:28:59.954583410</meta:creation-date>
    <dc:date>2020-07-11T11:56:52.307812946</dc:date>
    <meta:editing-duration>PT7M51S</meta:editing-duration>
    <meta:editing-cycles>2</meta:editing-cycles>
    <meta:generator>LibreOffice/6.0.7.3$Linux_X86_64 LibreOffice_project/00m0$Build-3</meta:generator>
    <meta:document-statistic meta:object-count="16"/>
  </office:meta>
</office:document-meta>
</file>